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1542" officeooo:paragraph-rsid="00201542"/>
    </style:style>
    <style:style style:name="P2" style:family="paragraph" style:parent-style-name="Standard">
      <style:paragraph-properties fo:text-align="center" style:justify-single-word="false"/>
      <style:text-properties officeooo:rsid="00201542" officeooo:paragraph-rsid="00201542"/>
    </style:style>
    <style:style style:name="P3" style:family="paragraph" style:parent-style-name="Standard">
      <style:paragraph-properties fo:text-align="start" style:justify-single-word="false"/>
      <style:text-properties officeooo:rsid="00201542" officeooo:paragraph-rsid="00201542"/>
    </style:style>
    <style:style style:name="P4" style:family="paragraph" style:parent-style-name="Standard">
      <style:paragraph-properties fo:text-align="center" style:justify-single-word="false"/>
      <style:text-properties fo:font-weight="bold" officeooo:rsid="0020257f" officeooo:paragraph-rsid="0020257f" style:font-weight-asian="bold" style:font-weight-complex="bold"/>
    </style:style>
    <style:style style:name="P5" style:family="paragraph" style:parent-style-name="Standard">
      <style:paragraph-properties fo:text-align="start" style:justify-single-word="false"/>
      <style:text-properties fo:font-weight="bold" officeooo:rsid="002270d0" officeooo:paragraph-rsid="002270d0" style:font-weight-asian="bold" style:font-weight-complex="bold"/>
    </style:style>
    <style:style style:name="P6" style:family="paragraph" style:parent-style-name="Standard">
      <style:paragraph-properties fo:text-align="start" style:justify-single-word="false"/>
      <style:text-properties fo:font-weight="bold" officeooo:rsid="002466ee" officeooo:paragraph-rsid="002466ee" style:font-weight-asian="bold" style:font-weight-complex="bold"/>
    </style:style>
    <style:style style:name="P7" style:family="paragraph" style:parent-style-name="Standard">
      <style:paragraph-properties fo:text-align="start" style:justify-single-word="false"/>
      <style:text-properties fo:font-weight="bold" officeooo:rsid="0025f8da" officeooo:paragraph-rsid="0025f8da" style:font-weight-asian="bold" style:font-weight-complex="bold"/>
    </style:style>
    <style:style style:name="P8" style:family="paragraph" style:parent-style-name="Standard">
      <style:paragraph-properties fo:text-align="start" style:justify-single-word="false"/>
      <style:text-properties fo:font-weight="bold" officeooo:rsid="00269e34" officeooo:paragraph-rsid="00269e34" style:font-weight-asian="bold" style:font-weight-complex="bold"/>
    </style:style>
    <style:style style:name="P9" style:family="paragraph" style:parent-style-name="Standard">
      <style:paragraph-properties fo:text-align="start" style:justify-single-word="false"/>
      <style:text-properties fo:font-weight="bold" officeooo:rsid="0026a03c" officeooo:paragraph-rsid="0026a03c" style:font-weight-asian="bold" style:font-weight-complex="bold"/>
    </style:style>
    <style:style style:name="P10" style:family="paragraph" style:parent-style-name="Standard">
      <style:paragraph-properties fo:text-align="center" style:justify-single-word="false"/>
      <style:text-properties fo:font-weight="bold" officeooo:rsid="0026a03c" officeooo:paragraph-rsid="0026a03c" style:font-weight-asian="bold" style:font-weight-complex="bold"/>
    </style:style>
    <style:style style:name="P11" style:family="paragraph" style:parent-style-name="Standard">
      <style:paragraph-properties fo:text-align="start" style:justify-single-word="false"/>
      <style:text-properties fo:font-weight="normal" officeooo:rsid="0026a03c" officeooo:paragraph-rsid="0026a03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62623" style:font-weight-asian="normal" style:font-weight-complex="normal"/>
    </style:style>
    <style:style style:name="T3" style:family="text">
      <style:text-properties fo:font-weight="normal" officeooo:rsid="00269af7" style:font-weight-asian="normal" style:font-weight-complex="normal"/>
    </style:style>
    <style:style style:name="T4" style:family="text">
      <style:text-properties officeooo:rsid="002a36b0"/>
    </style:style>
    <style:style style:name="T5" style:family="text">
      <style:text-properties officeooo:rsid="002b0a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nk Kyle Reddeman</text:p>
      <text:p text:style-name="P2">Week 3 Research</text:p>
      <text:p text:style-name="P3"/>
      <text:p text:style-name="P4">5 Methods from String JavaDoc</text:p>
      <text:p text:style-name="P4"><text:span text:style-name="T1"><text:tab/></text:span><text:a xlink:type="simple" xlink:href="https://docs.oracle.com/javase/7/docs/api/java/lang/String.html" text:style-name="Internet_20_link" text:visited-style-name="Visited_20_Internet_20_Link"><text:span text:style-name="T1">https://docs.oracle.com/javase/7/docs/api/java/lang/String.html</text:span></text:a></text:p>
      <text:p text:style-name="P4"><text:span text:style-name="T1"/></text:p>
      <text:p text:style-name="P5">charAt(int index)<text:span text:style-name="T1"> – returns a char at the given index of the string, with 0 being the first position. Can be useful when you want to break down a string into individual parts.<text:tab/></text:span></text:p>
      <text:p text:style-name="P5"><text:span text:style-name="T1"/></text:p>
      <text:p text:style-name="P6">compareToIgnoreCase(String str) –<text:span text:style-name="T1"> returns an int, if the two strings are equal lexicographically then it’ll return 0. Is useful when you want to see if two strings are the same.</text:span></text:p>
      <text:p text:style-name="P6"><text:span text:style-name="T1"/></text:p>
      <text:p text:style-name="P7">length()<text:span text:style-name="T1"> - </text:span><text:span text:style-name="T2">returns the length of a string. One use case could be using it in conjunction with charAt(int index) and a for loop </text:span><text:span text:style-name="T3">that loops</text:span><text:span text:style-name="T2"> str.length() </text:span><text:span text:style-name="T3">times</text:span><text:span text:style-name="T2">. </text:span><text:span text:style-name="T3">This can break down the string into every individual character.</text:span></text:p>
      <text:p text:style-name="P7"><text:span text:style-name="T3"/></text:p>
      <text:p text:style-name="P8">toLowerCase() - <text:span text:style-name="T1">returns a string that has been converted all to lowercase. Can be very useful in standardizing user input.</text:span></text:p>
      <text:p text:style-name="P8"><text:span text:style-name="T1"/></text:p>
      <text:p text:style-name="P9">isEmpty() - <text:span text:style-name="T1">return a boolean for whether a not there are any characters in a string. Can be useful in preventing exceptions from working with nonexistent data.</text:span></text:p>
      <text:p text:style-name="P9"><text:span text:style-name="T1"/></text:p>
      <text:p text:style-name="P10"><text:span text:style-name="T1"><text:tab/></text:span><text:span text:style-name="T4">Favorite thing I learned</text:span></text:p>
      <text:p text:style-name="P10"/>
      <text:p text:style-name="P11"><text:tab/><text:span text:style-name="T5">My favorite thing that I learned this week was arrays. This was my favorite thing because I now make more flexible programs. An example of this could be prompting the user for say, int number of students who are taking a test. Then you could make an array of n size, and then prompt the user n times for each students test score, and save all of those scores into that one array. One downside to this approach is that you have to know what size of array you need before hand. It would be nice if we could have an array that could dynamically grow and shrink. Maybe once we learn about objects we could learn more data structures such as linked lists (stacks, queues, e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4:35:30.308942288</meta:creation-date>
    <meta:generator>LibreOffice/7.3.6.2$Linux_X86_64 LibreOffice_project/30$Build-2</meta:generator>
    <dc:date>2022-09-24T15:13:35.447707583</dc:date>
    <meta:editing-duration>PT37M59S</meta:editing-duration>
    <meta:editing-cycles>12</meta:editing-cycles>
    <meta:document-statistic meta:table-count="0" meta:image-count="0" meta:object-count="0" meta:page-count="1" meta:paragraph-count="11" meta:word-count="289" meta:character-count="1681" meta:non-whitespace-character-count="1397"/>
  </office:meta>
</office:document-meta>
</file>